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147cm" table:align="left"/>
    </style:style>
    <style:style style:name="Table1.A" style:family="table-column">
      <style:table-column-properties style:column-width="3.023cm"/>
    </style:style>
    <style:style style:name="Table1.B" style:family="table-column">
      <style:table-column-properties style:column-width="4.12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7.945cm" table:align="left"/>
    </style:style>
    <style:style style:name="Table2.A" style:family="table-column">
      <style:table-column-properties style:column-width="3.2cm"/>
    </style:style>
    <style:style style:name="Table2.B" style:family="table-column">
      <style:table-column-properties style:column-width="4.74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text-indent="0cm" style:auto-text-indent="false" style:writing-mode="lr-tb"/>
    </style:style>
    <style:style style:name="P5" style:family="paragraph" style:parent-style-name="Preformatted_20_Text">
      <style:paragraph-properties fo:margin-top="0cm" fo:margin-bottom="0.499cm" style:contextual-spacing="false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</style:style>
    <style:style style:name="P8" style:family="paragraph" style:parent-style-name="Text_20_body" style:list-style-name="L1">
      <style:paragraph-properties fo:text-indent="0cm" style:auto-text-indent="false"/>
    </style:style>
    <style:style style:name="P9" style:family="paragraph" style:parent-style-name="Text_20_body" style:list-style-name="L2">
      <style:paragraph-properties fo:margin-left="0cm" fo:margin-right="0cm" fo:text-indent="0cm" style:auto-text-indent="false"/>
    </style:style>
    <style:style style:name="P10" style:family="paragraph" style:parent-style-name="Text_20_body" style:list-style-name="L2">
      <style:paragraph-properties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text-indent="0cm" style:auto-text-indent="false"/>
    </style:style>
    <style:style style:name="P12" style:family="paragraph" style:parent-style-name="Text_20_body" style:list-style-name="L3">
      <style:paragraph-properties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 que é <text:span text:style-name="Source_20_Text">&lt;footer&gt;</text:span> no HTML?</text:h>
      <text:p text:style-name="P6">O <text:span text:style-name="Strong_20_Emphasis"><text:span text:style-name="Source_20_Text">&lt;footer&gt;</text:span></text:span> é uma <text:span text:style-name="Strong_20_Emphasis">tag semântica</text:span> usada para representar o <text:span text:style-name="Strong_20_Emphasis">rodapé</text:span> de uma página <text:span text:style-name="Strong_20_Emphasis">ou</text:span> de uma seção específica.</text:p>
      <text:p text:style-name="P6">👉 Ele serve para colocar <text:span text:style-name="Strong_20_Emphasis">informações finais ou complementares</text:span>, normalmente relacionadas ao conteúdo onde ele está.</text:p>
      <text:p text:style-name="Horizontal_20_Line"/>
      <text:h text:style-name="P1" text:outline-level="2">O que normalmente vai dentro do <text:span text:style-name="Source_20_Text">&lt;footer&gt;</text:span>?</text:h>
      <text:p text:style-name="P6">No <text:span text:style-name="Source_20_Text">&lt;footer&gt;</text:span> você costuma encontrar:</text:p>
      <text:list text:style-name="L1">
        <text:list-item>
          <text:p text:style-name="P7">Nome do autor</text:p>
        </text:list-item>
        <text:list-item>
          <text:p text:style-name="P8">Direitos autorais (copyright)</text:p>
        </text:list-item>
        <text:list-item>
          <text:p text:style-name="P8">Data de publicação ou atualização</text:p>
        </text:list-item>
        <text:list-item>
          <text:p text:style-name="P8">Links relacionados</text:p>
        </text:list-item>
        <text:list-item>
          <text:p text:style-name="P8">Links legais (política de privacidade, termos)</text:p>
        </text:list-item>
        <text:list-item>
          <text:p text:style-name="P8">Tags do artigo</text:p>
        </text:list-item>
        <text:list-item>
          <text:p text:style-name="P8">Informações de contato</text:p>
        </text:list-item>
        <text:list-item>
          <text:p text:style-name="P8">Redes sociais</text:p>
        </text:list-item>
      </text:list>
      <text:p text:style-name="P6">📌 Importante:<text:line-break/>O <text:span text:style-name="Source_20_Text">&lt;footer&gt;</text:span> <text:span text:style-name="Strong_20_Emphasis">não é o conteúdo principal</text:span>, e sim informações de fechamento.</text:p>
      <text:p text:style-name="Horizontal_20_Line"/>
      <text:h text:style-name="P1" text:outline-level="2">Exemplo simples de <text:span text:style-name="Source_20_Text">&lt;footer&gt;</text:span> (site inteiro)</text:h>
      <text:p text:style-name="P3"><text:span text:style-name="Source_20_Text">&lt;footer&gt;</text:span></text:p>
      <text:p text:style-name="P4"><text:span text:style-name="Source_20_Text"><text:s text:c="2"/>&lt;p&gt;© 2026 - Meu Site&lt;/p&gt;</text:span></text:p>
      <text:p text:style-name="P5"><text:span text:style-name="Source_20_Text">&lt;/footer&gt;</text:span></text:p>
      <text:p text:style-name="P6">👉 Esse é o rodapé da <text:span text:style-name="Strong_20_Emphasis">página inteira</text:span>.</text:p>
      <text:p text:style-name="Horizontal_20_Line"/>
      <text:h text:style-name="P1" text:outline-level="2"><text:span text:style-name="Source_20_Text">&lt;footer&gt;</text:span> dentro de um <text:span text:style-name="Source_20_Text">&lt;article&gt;</text:span></text:h>
      <text:p text:style-name="P6">O <text:span text:style-name="Source_20_Text">&lt;footer&gt;</text:span> também pode existir <text:span text:style-name="Strong_20_Emphasis">dentro de outras tags</text:span>, como <text:span text:style-name="Source_20_Text">&lt;article&gt;</text:span> ou <text:span text:style-name="Source_20_Text">&lt;section&gt;</text:span>.</text:p>
      <text:p text:style-name="P3"><text:span text:style-name="Source_20_Text">&lt;article&gt;</text:span></text:p>
      <text:p text:style-name="P4"><text:span text:style-name="Source_20_Text"><text:s text:c="2"/>&lt;h2&gt;O que é HTML?&lt;/h2&gt;</text:span></text:p>
      <text:p text:style-name="P4"><text:span text:style-name="Source_20_Text"><text:s text:c="2"/>&lt;p&gt;HTML é uma linguagem de marcação.&lt;/p&gt;</text:span></text:p>
      <text:p text:style-name="P4"/>
      <text:p text:style-name="P4"><text:span text:style-name="Source_20_Text"><text:s text:c="2"/>&lt;footer&gt;</text:span></text:p>
      <text:p text:style-name="P4"><text:span text:style-name="Source_20_Text"><text:s text:c="4"/>&lt;p&gt;Autor: Maria&lt;/p&gt;</text:span></text:p>
      <text:p text:style-name="P4"><text:span text:style-name="Source_20_Text"><text:s text:c="4"/>&lt;p&gt;Publicado em 20/01/2026&lt;/p&gt;</text:span></text:p>
      <text:p text:style-name="P4"><text:span text:style-name="Source_20_Text"><text:s text:c="2"/>&lt;/footer&gt;</text:span></text:p>
      <text:p text:style-name="P5"><text:soft-page-break/><text:span text:style-name="Source_20_Text">&lt;/article&gt;</text:span></text:p>
      <text:p text:style-name="P6">👉 Aqui, o <text:span text:style-name="Source_20_Text">&lt;footer&gt;</text:span> é o <text:span text:style-name="Strong_20_Emphasis">rodapé do artigo</text:span>, não do site.</text:p>
      <text:p text:style-name="Horizontal_20_Line"/>
      <text:h text:style-name="P1" text:outline-level="2">Onde o <text:span text:style-name="Source_20_Text">&lt;footer&gt;</text:span> pode aparecer?</text:h>
      <text:p text:style-name="P6">✔ No final da página<text:line-break/>✔ No final de um <text:span text:style-name="Source_20_Text">&lt;article&gt;</text:span><text:line-break/>✔ No final de uma <text:span text:style-name="Source_20_Text">&lt;section&gt;</text:span><text:line-break/>✔ Até dentro de um <text:span text:style-name="Source_20_Text">&lt;aside&gt;</text:span></text:p>
      <text:p text:style-name="P6">📌 Ele <text:span text:style-name="Strong_20_Emphasis">sempre fecha algo</text:span>, nunca fica solto sem contexto.</text:p>
      <text:p text:style-name="Horizontal_20_Line"/>
      <text:h text:style-name="P1" text:outline-level="2">O que NÃO deve ir dentro do <text:span text:style-name="Source_20_Text">&lt;footer&gt;</text:span>?</text:h>
      <text:p text:style-name="P6">❌ Conteúdo principal<text:line-break/>❌ Informações introdutórias<text:line-break/>❌ Elementos que deveriam estar no <text:span text:style-name="Source_20_Text">&lt;header&gt;</text:span><text:line-break/>❌ Estrutura de layout sem significado</text:p>
      <text:p text:style-name="P6">Exemplo errado:</text:p>
      <text:p text:style-name="P3"><text:span text:style-name="Source_20_Text">&lt;footer&gt;</text:span></text:p>
      <text:p text:style-name="P4"><text:span text:style-name="Source_20_Text"><text:s text:c="2"/>&lt;h1&gt;Bem-vindo ao site&lt;/h1&gt;</text:span></text:p>
      <text:p text:style-name="P5"><text:span text:style-name="Source_20_Text">&lt;/footer&gt;</text:span></text:p>
      <text:p text:style-name="Horizontal_20_Line"/>
      <text:h text:style-name="P1" text:outline-level="2">Diferença entre <text:span text:style-name="Source_20_Text">&lt;footer&gt;</text:span> e <text:span text:style-name="Source_20_Text">&lt;header&gt;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ource_20_Text">&lt;header&gt;</text:span></text:p>
            </table:table-cell>
            <table:table-cell table:style-name="Table1.A1" office:value-type="string">
              <text:p text:style-name="Table_20_Heading"><text:span text:style-name="Source_20_Text">&lt;footer&gt;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Conteúdo inicial</text:p>
          </table:table-cell>
          <table:table-cell table:style-name="Table1.A1" office:value-type="string">
            <text:p text:style-name="Table_20_Contents">Conteúdo final</text:p>
          </table:table-cell>
        </table:table-row>
        <table:table-row>
          <table:table-cell table:style-name="Table1.A1" office:value-type="string">
            <text:p text:style-name="Table_20_Contents">Introduz</text:p>
          </table:table-cell>
          <table:table-cell table:style-name="Table1.A1" office:value-type="string">
            <text:p text:style-name="Table_20_Contents">Encerra</text:p>
          </table:table-cell>
        </table:table-row>
        <table:table-row>
          <table:table-cell table:style-name="Table1.A1" office:value-type="string">
            <text:p text:style-name="Table_20_Contents">Títulos, menus</text:p>
          </table:table-cell>
          <table:table-cell table:style-name="Table1.A1" office:value-type="string">
            <text:p text:style-name="Table_20_Contents">Autor, copyright, links</text:p>
          </table:table-cell>
        </table:table-row>
      </table:table>
      <text:p text:style-name="Horizontal_20_Line"/>
      <text:h text:style-name="P1" text:outline-level="2">Diferença entre <text:span text:style-name="Source_20_Text">&lt;footer&gt;</text:span> e <text:span text:style-name="Source_20_Text">&lt;aside&gt;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ource_20_Text">&lt;footer&gt;</text:span></text:p>
            </table:table-cell>
            <table:table-cell table:style-name="Table2.A1" office:value-type="string">
              <text:p text:style-name="Table_20_Heading"><text:span text:style-name="Source_20_Text">&lt;aside&gt;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Informação final</text:p>
          </table:table-cell>
          <table:table-cell table:style-name="Table2.A1" office:value-type="string">
            <text:p text:style-name="Table_20_Contents">Informação complementar</text:p>
          </table:table-cell>
        </table:table-row>
        <table:table-row>
          <table:table-cell table:style-name="Table2.A1" office:value-type="string">
            <text:p text:style-name="Table_20_Contents">Fecha o conteúdo</text:p>
          </table:table-cell>
          <table:table-cell table:style-name="Table2.A1" office:value-type="string">
            <text:p text:style-name="Table_20_Contents">Acompanha o conteúdo</text:p>
          </table:table-cell>
        </table:table-row>
        <table:table-row>
          <table:table-cell table:style-name="Table2.A1" office:value-type="string">
            <text:p text:style-name="Table_20_Contents">Autor, data, links</text:p>
          </table:table-cell>
          <table:table-cell table:style-name="Table2.A1" office:value-type="string">
            <text:p text:style-name="Table_20_Contents">Dicas, curiosidades</text:p>
          </table:table-cell>
        </table:table-row>
      </table:table>
      <text:p text:style-name="Horizontal_20_Line"/>
      <text:h text:style-name="P1" text:outline-level="2"><text:span text:style-name="Source_20_Text">&lt;footer&gt;</text:span> pode ter <text:span text:style-name="Source_20_Text">&lt;nav&gt;</text:span>?</text:h>
      <text:p text:style-name="P6">✅ Pode sim!</text:p>
      <text:p text:style-name="P3"><text:soft-page-break/><text:span text:style-name="Source_20_Text">&lt;footer&gt;</text:span></text:p>
      <text:p text:style-name="P4"><text:span text:style-name="Source_20_Text"><text:s text:c="2"/>&lt;nav&gt;</text:span></text:p>
      <text:p text:style-name="P4"><text:span text:style-name="Source_20_Text"><text:s text:c="4"/>&lt;a href="#"&gt;Termos&lt;/a&gt;</text:span></text:p>
      <text:p text:style-name="P4"><text:span text:style-name="Source_20_Text"><text:s text:c="4"/>&lt;a href="#"&gt;Privacidade&lt;/a&gt;</text:span></text:p>
      <text:p text:style-name="P4"><text:span text:style-name="Source_20_Text"><text:s text:c="4"/>&lt;a href="#"&gt;Contato&lt;/a&gt;</text:span></text:p>
      <text:p text:style-name="P4"><text:span text:style-name="Source_20_Text"><text:s text:c="2"/>&lt;/nav&gt;</text:span></text:p>
      <text:p text:style-name="P5"><text:span text:style-name="Source_20_Text">&lt;/footer&gt;</text:span></text:p>
      <text:p text:style-name="P6">👉 Muito comum em rodapés de sites.</text:p>
      <text:p text:style-name="Horizontal_20_Line"/>
      <text:h text:style-name="P1" text:outline-level="2">Resumo rápido</text:h>
      <text:list text:style-name="L2">
        <text:list-item>
          <text:p text:style-name="P9"><text:span text:style-name="Source_20_Text">&lt;footer&gt;</text:span> é uma <text:span text:style-name="Strong_20_Emphasis">tag semântica</text:span></text:p>
        </text:list-item>
        <text:list-item>
          <text:p text:style-name="P10">Representa o <text:span text:style-name="Strong_20_Emphasis">rodapé</text:span></text:p>
        </text:list-item>
        <text:list-item>
          <text:p text:style-name="P10">Pode existir na página inteira ou em seções</text:p>
        </text:list-item>
        <text:list-item>
          <text:p text:style-name="P10">Contém <text:span text:style-name="Strong_20_Emphasis">informações finais e complementares</text:span></text:p>
        </text:list-item>
        <text:list-item>
          <text:p text:style-name="P10">Ajuda em <text:span text:style-name="Strong_20_Emphasis">SEO e acessibilidade</text:span></text:p>
        </text:list-item>
      </text:list>
      <text:p text:style-name="Horizontal_20_Line"/>
      <text:h text:style-name="P2" text:outline-level="3">💡 Dica final (regra mental)</text:h>
      <text:list text:style-name="L3">
        <text:list-item>
          <text:p text:style-name="P11"><text:span text:style-name="Strong_20_Emphasis">Começa?</text:span> <text:span text:style-name="Source_20_Text">&lt;header&gt;</text:span></text:p>
        </text:list-item>
        <text:list-item>
          <text:p text:style-name="P12"><text:span text:style-name="Strong_20_Emphasis">É o conteúdo?</text:span> <text:span text:style-name="Source_20_Text">&lt;main&gt;</text:span> / <text:span text:style-name="Source_20_Text">&lt;article&gt;</text:span></text:p>
        </text:list-item>
        <text:list-item>
          <text:p text:style-name="P12"><text:span text:style-name="Strong_20_Emphasis">Complementa?</text:span> <text:span text:style-name="Source_20_Text">&lt;aside&gt;</text:span></text:p>
        </text:list-item>
        <text:list-item>
          <text:p text:style-name="P12"><text:span text:style-name="Strong_20_Emphasis">Fecha?</text:span> <text:span text:style-name="Source_20_Text">&lt;footer&gt;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19:17:10.788692607</meta:creation-date>
    <dc:date>2026-01-25T19:18:08.744660787</dc:date>
    <meta:editing-duration>PT58S</meta:editing-duration>
    <meta:editing-cycles>1</meta:editing-cycles>
    <meta:document-statistic meta:table-count="2" meta:image-count="0" meta:object-count="0" meta:page-count="3" meta:paragraph-count="78" meta:word-count="362" meta:character-count="2235" meta:non-whitespace-character-count="1932"/>
    <meta:generator>1Doc/1.5.0.$MacOSX_X86_64 LibreOffice_project/2f9b6e7260225c6c2c1401d17cb7be8dc4e3347b</meta:generator>
  </office:meta>
</office:document-meta>
</file>